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3465a4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fill="solid" draw:fill-color="#ffffff" draw:textarea-vertical-align="middle"/>
    </style:style>
    <style:style style:name="gr4" style:family="graphic" style:parent-style-name="standard">
      <style:graphic-properties draw:stroke="none" svg:stroke-color="#3465a4" draw:textarea-vertical-align="middle"/>
    </style:style>
    <style:style style:name="gr5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203cm" svg:stroke-color="#000000" draw:marker-start-width="0.812cm" draw:marker-end="Arrow" draw:marker-end-width="0.406cm" draw:fill="none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text-properties style:font-name="Times New Roman" fo:font-size="15pt" style:font-size-asian="15pt" style:font-size-complex="15pt"/>
    </style:style>
    <style:style style:name="P5" style:family="paragraph">
      <loext:graphic-properties draw:fill="none" draw:fill-color="#ffffff"/>
      <style:text-properties style:font-name="Times New Roman" fo:font-size="15pt" style:font-size-asian="15pt" style:font-size-complex="15pt"/>
    </style:style>
    <style:style style:name="P6" style:family="paragraph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P7" style:family="paragraph">
      <loext:graphic-properties draw:fill="none" draw:fill-color="#ffffff"/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1" style:family="text">
      <style:text-properties style:font-name="Times New Roman" fo:font-size="15pt" style:font-size-asian="15pt" style:font-size-complex="15pt"/>
    </style:style>
    <style:style style:name="T2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measurelines" svg:width="0.888cm" svg:height="0.634cm" svg:x="5.915cm" svg:y="0.114cm" svg:viewBox="0 0 889 635" svg:d="M445 635c444-508 444-508 444-508l-444-127-445 127z">
            <text:p/>
          </draw:path>
          <draw:polygon draw:style-name="gr2" draw:text-style-name="P2" draw:layer="measurelines" svg:width="2.92cm" svg:height="0.507cm" svg:x="1.343cm" svg:y="1.765cm" svg:viewBox="0 0 2921 508" draw:points="0,0 2540,0 2921,508 0,508">
            <text:p/>
          </draw:polygon>
          <draw:polygon draw:style-name="gr2" draw:text-style-name="P2" draw:layer="measurelines" svg:width="2.92cm" svg:height="0.507cm" svg:x="4.259cm" svg:y="1.765cm" svg:viewBox="0 0 2921 508" draw:points="2921,0 381,0 0,508 2921,508">
            <text:p/>
          </draw:polygon>
          <draw:polygon draw:style-name="gr2" draw:text-style-name="P2" draw:layer="measurelines" svg:width="4.571cm" svg:height="1.523cm" svg:x="1.343cm" svg:y="0.241cm" svg:viewBox="0 0 4572 1524" draw:points="0,1524 2540,1524 4572,0 2159,0">
            <text:p/>
          </draw:polygon>
          <draw:polygon draw:style-name="gr3" draw:text-style-name="P3" draw:layer="measurelines" svg:width="4.571cm" svg:height="1.523cm" svg:x="4.632cm" svg:y="0.241cm" svg:viewBox="0 0 4572 1524" draw:points="0,1524 2540,1524 4572,0 2159,0">
            <text:p/>
          </draw:polygon>
          <draw:polygon draw:style-name="gr2" draw:text-style-name="P2" draw:layer="measurelines" svg:width="2.844cm" svg:height="0.405cm" draw:transform="rotate (0.643502895210309) translate (6.9331597459016cm 1.94788087120031cm)" svg:viewBox="0 0 2845 406" draw:points="0,406 2540,406 2845,0 305,0">
            <text:p/>
          </draw:polygon>
          <draw:polygon draw:style-name="gr4" draw:text-style-name="P1" draw:layer="measurelines" svg:width="2.92cm" svg:height="1.523cm" svg:x="3.883cm" svg:y="0.241cm" svg:viewBox="0 0 2921 1524" draw:points="762,1524 0,1524 2032,0 2921,0">
            <text:p/>
          </draw:polygon>
          <draw:path draw:style-name="gr1" draw:text-style-name="P1" draw:layer="measurelines" svg:width="0.761cm" svg:height="0.634cm" svg:x="3.883cm" svg:y="1.638cm" svg:viewBox="0 0 762 635" svg:d="M381 635c381-508 381-508 381-508l-381-127-381 127z">
            <text:p/>
          </draw:path>
          <draw:line draw:style-name="gr5" draw:text-style-name="P2" draw:layer="measurelines" svg:x1="0.835cm" svg:y1="1.257cm" svg:x2="0.835cm" svg:y2="1.765cm">
            <text:p/>
          </draw:line>
          <draw:line draw:style-name="gr5" draw:text-style-name="P2" draw:layer="measurelines" svg:x1="0.835cm" svg:y1="2.781cm" svg:x2="0.835cm" svg:y2="2.273cm">
            <text:p/>
          </draw:line>
          <draw:frame draw:style-name="gr6" draw:text-style-name="P5" draw:layer="measurelines" svg:width="1.721cm" svg:height="0.835cm" svg:x="0.003cm" svg:y="2.708cm">
            <draw:text-box>
              <text:p text:style-name="P4"><text:span text:style-name="T1">5 </text:span><text:span text:style-name="T1">m</text:span><text:span text:style-name="T1">m</text:span></text:p>
            </draw:text-box>
          </draw:frame>
          <draw:line draw:style-name="gr7" draw:text-style-name="P2" draw:layer="measurelines" svg:x1="8.179cm" svg:y1="1.003cm" svg:x2="9.83cm" svg:y2="1.003cm">
            <text:p/>
          </draw:line>
          <draw:line draw:style-name="gr7" draw:text-style-name="P2" draw:layer="measurelines" svg:x1="2.399cm" svg:y1="1.003cm" svg:x2="0.748cm" svg:y2="1.003cm">
            <text:p/>
          </draw:line>
          <draw:frame draw:style-name="gr6" draw:text-style-name="P7" draw:layer="measurelines" svg:width="0.824cm" svg:height="0.835cm" svg:x="0.804cm" svg:y="0.009cm">
            <draw:text-box>
              <text:p text:style-name="P6"><text:span text:style-name="T2">F</text:span></text:p>
            </draw:text-box>
          </draw:frame>
          <draw:frame draw:style-name="gr6" draw:text-style-name="P7" draw:layer="measurelines" svg:width="0.824cm" svg:height="0.835cm" svg:x="8.804cm" svg:y="1.11cm">
            <draw:text-box>
              <text:p text:style-name="P6"><text:span text:style-name="T2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83cm" fo:page-height="3.5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20:39:12.347793064</meta:creation-date>
    <dc:date>2017-02-28T21:43:48.027351308</dc:date>
    <meta:editing-duration>PT4M59S</meta:editing-duration>
    <meta:editing-cycles>4</meta:editing-cycles>
    <meta:generator>LibreOffice/5.3.0.3$Linux_X86_64 LibreOffice_project/30m0$Build-3</meta:generator>
    <meta:document-statistic meta:object-count="16"/>
  </office:meta>
</office:document-meta>
</file>